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normal" fo:font-family="Calibri" style:font-family-asian="Calibri" style:font-family-complex="Calibri" fo:background-color="transparent" style:use-window-font-color="true"/>
    </style:style>
    <style:style style:name="T3"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s text:c="63"/></text:span><text:span text:style-name="T2">IN203 TP3</text:span></text:p>
      <text:p text:style-name="P1"><text:span text:style-name="T2"><text:tab/><text:tab/><text:tab/><text:tab/><text:s text:c="2"/>Abalo Lena</text:span></text:p>
      <text:p text:style-name="P1"><text:span text:style-name="T3">1. Produit scalaire<text:s/></text:span><text:span text:style-name="T4"/></text:p>
      <text:p text:style-name="P1"><text:span text:style-name="T4">- Parallélisation avec Openmp</text:span></text:p>
      <text:p text:style-name="P1"><text:span text:style-name="T5">Pour un seul thread, on obtient un temps de calcul du produit scalaire de 0.529654 secondes. Pour 2 threads, 0.980336 secondes. Pour 3, 0.420893 et pour 4, 2.53126 secondes. On remarque donc qu'il n'y a pas d'accélération en augmentant le nombre de threads. Cela s'explique par le fait que la complexité de l'algorithme est inférieure à la complexité en accès mémoire. Le programme est donc memory-bound et il n'y a donc aucun intérêt à le paralléliser.</text:span></text:p>
      <text:p text:style-name="P1"><text:span text:style-name="T6">- Parallélisation avec threads C++ 2011</text:span></text:p>
      <text:p text:style-name="P1"><text:span text:style-name="T7">Pour un seul thread, on obtient un temps de calcul du produit scalaire de 1.7459 secondes. Pour 2 threads, 2.0604 secondes. Pour 3, 2.9453 et pour 4, 2.58663 secondes. Dans ce cas également, il n'y a pas d'accélération en augmentant le nombre de threads. </text:span></text:p>
      <text:p text:style-name="P1"><text:span text:style-name="T7"/></text:p>
      <text:p text:style-name="P1"><text:span text:style-name="T7">On remarque de manière générale que les temps de calcul avec la parallélisation OpenMP sont inférieurs à ceux avec le parallélisation à l'aide de threads C++ 2011.</text:span></text:p>
      <text:p text:style-name="P1"><text:span text:style-name="T7">Il n'est pas possible d'améliorer les résultats obtenus car la complexité de l'algorithme étant inférieure à celle en accès mémoire, il n'est pas possible d'exploiter la mémoire cache.</text:span></text:p>
      <text:p text:style-name="P1"><text:span text:style-name="T7"/></text:p>
      <text:p text:style-name="P1"><text:span text:style-name="T8">2. Produit matrice-matrice</text:span></text:p>
      <text:p text:style-name="P1"><text:span text:style-name="T9">Puisque changer l'ordre des boucles imbriquées n'a aucune conséquence sur le calcul, on peut permuter jusqu'à obtenir le meilleur temps. On remarque que les permutations qui donnent un meilleur temps sont celles qui placent l'indice i en dernier. En effet, cela permet d'éviter les sauts de mémoire pour accéder aux coefficients de A en effectuant deux accès linéaires; il est donc plus facile d'exploiter les lignes de cache.</text:span><text:span text:style-name="T1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